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747" officeooo:paragraph-rsid="0012a747"/>
    </style:style>
    <style:style style:name="P2" style:family="paragraph" style:parent-style-name="Standard">
      <style:text-properties officeooo:paragraph-rsid="0012a747"/>
    </style:style>
    <style:style style:name="P3" style:family="paragraph" style:parent-style-name="Standard">
      <style:text-properties officeooo:rsid="0013b7a4" officeooo:paragraph-rsid="0013b7a4"/>
    </style:style>
    <style:style style:name="P4" style:family="paragraph" style:parent-style-name="Standard">
      <style:text-properties officeooo:rsid="0013b7a4" officeooo:paragraph-rsid="002cf61a"/>
    </style:style>
    <style:style style:name="P5" style:family="paragraph" style:parent-style-name="Standard">
      <style:text-properties officeooo:rsid="00153fe5" officeooo:paragraph-rsid="00153fe5"/>
    </style:style>
    <style:style style:name="P6" style:family="paragraph" style:parent-style-name="Standard">
      <style:text-properties officeooo:rsid="00168496" officeooo:paragraph-rsid="00168496"/>
    </style:style>
    <style:style style:name="P7" style:family="paragraph" style:parent-style-name="Standard">
      <style:text-properties officeooo:rsid="00168496" officeooo:paragraph-rsid="001cf8df"/>
    </style:style>
    <style:style style:name="P8" style:family="paragraph" style:parent-style-name="Standard">
      <style:text-properties officeooo:paragraph-rsid="00168496"/>
    </style:style>
    <style:style style:name="P9" style:family="paragraph" style:parent-style-name="Standard">
      <style:text-properties fo:font-size="14pt" fo:font-weight="bold" officeooo:rsid="0012a747" officeooo:paragraph-rsid="0012a747" style:font-size-asian="14pt" style:font-weight-asian="bold" style:font-size-complex="14pt" style:font-weight-complex="bold"/>
    </style:style>
    <style:style style:name="P10" style:family="paragraph" style:parent-style-name="Standard">
      <style:text-properties officeooo:paragraph-rsid="00234b6c"/>
    </style:style>
    <style:style style:name="P11" style:family="paragraph" style:parent-style-name="Standard">
      <style:text-properties officeooo:rsid="002589f9" officeooo:paragraph-rsid="0025bbde"/>
    </style:style>
    <style:style style:name="P12" style:family="paragraph" style:parent-style-name="Standard">
      <style:text-properties officeooo:paragraph-rsid="002589f9"/>
    </style:style>
    <style:style style:name="P13" style:family="paragraph" style:parent-style-name="Standard">
      <style:text-properties officeooo:paragraph-rsid="0025bbde"/>
    </style:style>
    <style:style style:name="P14" style:family="paragraph" style:parent-style-name="Standard">
      <style:text-properties officeooo:paragraph-rsid="00268d05"/>
    </style:style>
    <style:style style:name="P15" style:family="paragraph" style:parent-style-name="Standard">
      <style:text-properties officeooo:rsid="00268d05" officeooo:paragraph-rsid="00268d05"/>
    </style:style>
    <style:style style:name="P16" style:family="paragraph" style:parent-style-name="Standard">
      <style:text-properties officeooo:rsid="0029ba0d" officeooo:paragraph-rsid="002ae8fb"/>
    </style:style>
    <style:style style:name="P17" style:family="paragraph" style:parent-style-name="Standard">
      <style:text-properties officeooo:rsid="002bd75f" officeooo:paragraph-rsid="002bd75f"/>
    </style:style>
    <style:style style:name="P18" style:family="paragraph" style:parent-style-name="Standard">
      <style:text-properties officeooo:paragraph-rsid="002c8027"/>
    </style:style>
    <style:style style:name="P19" style:family="paragraph" style:parent-style-name="Standard">
      <style:text-properties officeooo:rsid="002c8027" officeooo:paragraph-rsid="002c8027"/>
    </style:style>
    <style:style style:name="P20" style:family="paragraph" style:parent-style-name="Standard">
      <style:text-properties officeooo:rsid="002ddc52" officeooo:paragraph-rsid="002ddc52"/>
    </style:style>
    <style:style style:name="P21" style:family="paragraph" style:parent-style-name="Standard">
      <style:text-properties officeooo:rsid="002fc3ce" officeooo:paragraph-rsid="002fc3ce"/>
    </style:style>
    <style:style style:name="P22" style:family="paragraph" style:parent-style-name="Standard">
      <style:text-properties officeooo:paragraph-rsid="00311bc8"/>
    </style:style>
    <style:style style:name="T1" style:family="text">
      <style:text-properties officeooo:rsid="0012a747"/>
    </style:style>
    <style:style style:name="T2" style:family="text">
      <style:text-properties officeooo:rsid="0013b7a4"/>
    </style:style>
    <style:style style:name="T3" style:family="text">
      <style:text-properties officeooo:rsid="00168496"/>
    </style:style>
    <style:style style:name="T4" style:family="text">
      <style:text-properties officeooo:rsid="001ebf27"/>
    </style:style>
    <style:style style:name="T5" style:family="text">
      <style:text-properties officeooo:rsid="00204549"/>
    </style:style>
    <style:style style:name="T6" style:family="text">
      <style:text-properties style:text-position="super 58%"/>
    </style:style>
    <style:style style:name="T7" style:family="text">
      <style:text-properties style:text-position="super 58%" officeooo:rsid="00204549"/>
    </style:style>
    <style:style style:name="T8" style:family="text">
      <style:text-properties style:text-position="super 58%" officeooo:rsid="002ae8fb"/>
    </style:style>
    <style:style style:name="T9" style:family="text">
      <style:text-properties officeooo:rsid="0021b680"/>
    </style:style>
    <style:style style:name="T10" style:family="text">
      <style:text-properties officeooo:rsid="00234b6c"/>
    </style:style>
    <style:style style:name="T11" style:family="text">
      <style:text-properties officeooo:rsid="00250235"/>
    </style:style>
    <style:style style:name="T12" style:family="text">
      <style:text-properties officeooo:rsid="002589f9"/>
    </style:style>
    <style:style style:name="T13" style:family="text">
      <style:text-properties officeooo:rsid="0025bbde"/>
    </style:style>
    <style:style style:name="T14" style:family="text">
      <style:text-properties officeooo:rsid="00268d05"/>
    </style:style>
    <style:style style:name="T15" style:family="text">
      <style:text-properties officeooo:rsid="0026a761"/>
    </style:style>
    <style:style style:name="T16" style:family="text">
      <style:text-properties officeooo:rsid="0028292c"/>
    </style:style>
    <style:style style:name="T17" style:family="text">
      <style:text-properties officeooo:rsid="0029ba0d"/>
    </style:style>
    <style:style style:name="T18" style:family="text">
      <style:text-properties officeooo:rsid="002ae8fb"/>
    </style:style>
    <style:style style:name="T19" style:family="text">
      <style:text-properties officeooo:rsid="002bd75f"/>
    </style:style>
    <style:style style:name="T20" style:family="text">
      <style:text-properties officeooo:rsid="002c8027"/>
    </style:style>
    <style:style style:name="T21" style:family="text">
      <style:text-properties officeooo:rsid="002cf61a"/>
    </style:style>
    <style:style style:name="T22" style:family="text">
      <style:text-properties officeooo:rsid="002ddc52"/>
    </style:style>
    <style:style style:name="T23" style:family="text">
      <style:text-properties officeooo:rsid="00311b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Cycles Model of Weiss Rating </text:p>
      <text:p text:style-name="P2"><text:span text:style-name="T1">1.Calculate moving average</text:span><text:span text:style-name="T9">(MA)</text:span><text:span text:style-name="T1"> based on </text:span><text:span text:style-name="T9">1</text:span><text:span text:style-name="T1">0 </text:span><text:span text:style-name="T9">days moving average(20 days cycle)</text:span><text:span text:style-name="T1">,</text:span>80 Day MA (320 Days Cycle), for <text:span text:style-name="T9">8</text:span>0 Day MA (<text:span text:style-name="T9">32</text:span>0 Days Cycle) </text:p>
      <text:p text:style-name="P2"/>
      <text:p text:style-name="P10"/>
      <text:p text:style-name="P10"><text:span text:style-name="T16">2</text:span><text:span text:style-name="T10"> finding high and low of program .</text:span>It will also obey the rule of the model (High-Low-High-Lo<text:span text:style-name="T11">w</text:span>) </text:p>
      <text:p text:style-name="P10"/>
      <text:p text:style-name="P12"><text:span text:style-name="T12"><text:s/></text:span><text:span text:style-name="T16">2</text:span><text:span text:style-name="T13">.1 <text:s/></text:span><text:span text:style-name="T12">For finding low’s </text:span><text:span text:style-name="T13">of closing price and moving average of 10 days, </text:span><text:span text:style-name="T12">comparison will be done between upper 3 closing price <text:s/>and lower 3 closing price</text:span></text:p>
      <text:p text:style-name="P11"><text:s/><text:span text:style-name="T13">if closing price is lowest <text:s/>between </text:span><text:s/>upper 3 closing price and lower 3 closing price <text:span text:style-name="T13">we will mark that closing price as “LOW”</text:span></text:p>
      <text:p text:style-name="P11"/>
      <text:p text:style-name="P13"><text:span text:style-name="T16">2</text:span><text:span text:style-name="T13">.2 </text:span><text:span text:style-name="T12">For finding low’s </text:span><text:span text:style-name="T13">of moving average of 20 days and moving average of 80 days, </text:span><text:span text:style-name="T12">comparison will be done between upper <text:s/></text:span><text:span text:style-name="T13">(number of <text:s/>days/2) </text:span><text:span text:style-name="T12">closing price <text:s/>and lower <text:s text:c="2"/></text:span><text:span text:style-name="T13">(number of <text:s/>days/2) </text:span><text:span text:style-name="T12">closing price</text:span></text:p>
      <text:p text:style-name="P11"><text:s/><text:span text:style-name="T13">if closing price is lowest <text:s/>between </text:span><text:s/>upper <text:s text:c="2"/><text:span text:style-name="T13">(number of <text:s/>days/2) </text:span><text:s/>closing price and lower <text:s text:c="2"/><text:span text:style-name="T13">(number of <text:s/>days/2) </text:span><text:s/>closing price <text:span text:style-name="T13">we will mark that closing price as “LOW”</text:span></text:p>
      <text:p text:style-name="P10"/>
      <text:p text:style-name="P14"><text:span text:style-name="T16">3</text:span><text:span text:style-name="T10">.</text:span>Start the model with smaller cycle days and then go to next higher degree cycle days and so on </text:p>
      <text:p text:style-name="P14">As the highs and lows of the smaller cycle needs to be synced with the highs and lows of the bigger cycle model, we need to first run the model for smaller cycle . <text:span text:style-name="T10">For eg. highs and lows of the 20days cycle needs to be synced with the highs and lows of the 80 days cycle model,</text:span></text:p>
      <text:p text:style-name="P14"/>
      <text:p text:style-name="P14"><text:span text:style-name="T19">3.1 Synchronization of 10 days <text:s text:c="2"/>with closing prising</text:span></text:p>
      <text:p text:style-name="P14"/>
      <text:p text:style-name="P17">The low of closing price will be synchronize with 10 days low </text:p>
      <text:p text:style-name="P18"><text:span text:style-name="T19"><text:s/></text:span><text:span text:style-name="T20">find lowest closing price between </text:span><text:span text:style-name="T19">closing price low between upper 10 days </text:span><text:span text:style-name="T20">from </text:span><text:span text:style-name="T19">10 days low </text:span><text:span text:style-name="T20">and </text:span><text:span text:style-name="T19"><text:s/>lower 10 days closing price </text:span><text:span text:style-name="T20">from <text:s/>10 </text:span><text:span text:style-name="T19">days low </text:span><text:span text:style-name="T20"><text:s/></text:span></text:p>
      <text:p text:style-name="P14"/>
      <text:p text:style-name="P17">3.2 <text:s/>Synchronization of 10 days <text:s/>with 20 days</text:p>
      <text:p text:style-name="P17"/>
      <text:p text:style-name="P18"><text:span text:style-name="T20">20 days low will synchronize lowest low between previous low and next low of 10 days ,</text:span></text:p>
      <text:p text:style-name="P17"/>
      <text:p text:style-name="P5"><text:span text:style-name="T11">4. </text:span>Deleting the higher lows when these are close to each other (when two consecutive lows are less than c/2 days apart) – c for cycle </text:p>
      <text:p text:style-name="P1">The loop continues till all lows are at least c/2 days apart </text:p>
      <text:p text:style-name="P1"/>
      <text:p text:style-name="P1"/>
      <text:p text:style-name="P3"><text:span text:style-name="T17">5. </text:span>find (maximum closing price) high between <text:s/><text:span text:style-name="T14">two consecutive </text:span>low </text:p>
      <text:p text:style-name="P15"><text:s text:c="2"/></text:p>
      <text:p text:style-name="P15"><text:span text:style-name="T17">6.F</text:span>ind low between <text:span text:style-name="T15">high and low as well as <text:s/>low and high</text:span></text:p>
      <text:p text:style-name="P15"><text:s/><text:span text:style-name="T17">repeat step 4.</text:span></text:p>
      <text:p text:style-name="P15"/>
      <text:p text:style-name="P3">6.mark the position if distance between two lows is 1.5*<text:span text:style-name="T18">window_cycle</text:span></text:p>
      <text:p text:style-name="P16"><text:span text:style-name="T18">T</text:span>he position of low + <text:span text:style-name="T18">number of days/2 will be marked as 1</text:span><text:span text:style-name="T8">st</text:span><text:span text:style-name="T18"> mark and T</text:span>he position of low - <text:span text:style-name="T18">number of days/2 <text:s text:c="3"/>will be marked as 2</text:span><text:span text:style-name="T8">nd</text:span><text:span text:style-name="T18"> <text:s/>mark</text:span></text:p>
      <text:p text:style-name="P16"/>
      <text:p text:style-name="P16"/>
      <text:p text:style-name="P16"/>
      <text:p text:style-name="P3"><text:soft-page-break/>7. <text:span text:style-name="T18">B</text:span>ackfilling <text:span text:style-name="T18">for <text:s/>10 Days </text:span>:</text:p>
      <text:p text:style-name="P3"/>
      <text:p text:style-name="P4">7. <text:span text:style-name="T18">B</text:span>ackfilling <text:span text:style-name="T18">for <text:s/></text:span><text:span text:style-name="T21">2</text:span><text:span text:style-name="T18">0 Days <text:s/></text:span><text:span text:style-name="T21">and 80 Days:</text:span></text:p>
      <text:p text:style-name="P4"/>
      <text:p text:style-name="P4"><text:span text:style-name="T22">7.1 MARK MARK HIGH</text:span></text:p>
      <text:p text:style-name="P20">if two mark is before high then find high low pair </text:p>
      <text:p text:style-name="P20"/>
      <text:p text:style-name="P20">7.2 HIGH MARK MARK</text:p>
      <text:p text:style-name="P20">if high is before two mark then find <text:s/>low high pair</text:p>
      <text:p text:style-name="P20"/>
      <text:p text:style-name="P20">7.3 MARK <text:s/>HIGH MARK</text:p>
      <text:p text:style-name="P20">if mark is before high <text:s/>then find high low pair </text:p>
      <text:p text:style-name="P21">if mark is after <text:s/>high then find low high pair</text:p>
      <text:p text:style-name="P3"/>
      <text:p text:style-name="P8"><text:span text:style-name="T3">8. finding highest closing price <text:s/>between two lows and finding low between <text:s/>high’s</text:span></text:p>
      <text:p text:style-name="P8"/>
      <text:p text:style-name="P7">9.<text:span text:style-name="T1">delete low if distance between <text:s/>two </text:span><text:span text:style-name="T2">low is less than c/2</text:span></text:p>
      <text:p text:style-name="P7"/>
      <text:p text:style-name="P22"><text:span text:style-name="T23">10.</text:span>Deleting the lowest high when high is followed by high</text:p>
      <text:p text:style-name="P22"/>
      <text:p text:style-name="P22">a. There will be cases when high will be followed by high because of deletion of lows </text:p>
      <text:p text:style-name="P22">b. Compare the values of highs in these cases and delete the lower highs </text:p>
      <text:p text:style-name="P22">c. Repeat the loop till no high is followed by a high </text:p>
      <text:p text:style-name="P7"/>
      <text:p text:style-name="P7">10 <text:s/><text:span text:style-name="T2">find (maximum closing price ) high between low</text:span></text:p>
      <text:p text:style-name="P19"/>
      <text:p text:style-name="P8"/>
      <text:p text:style-name="P6"/>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0:23:23.001000000</meta:creation-date>
    <dc:date>2020-10-15T21:54:33.211000000</dc:date>
    <meta:editing-duration>PT3H36M8S</meta:editing-duration>
    <meta:editing-cycles>5</meta:editing-cycles>
    <meta:generator>LibreOffice/6.4.5.2$Windows_x86 LibreOffice_project/a726b36747cf2001e06b58ad5db1aa3a9a1872d6</meta:generator>
    <meta:document-statistic meta:table-count="0" meta:image-count="0" meta:object-count="0" meta:page-count="2" meta:paragraph-count="38" meta:word-count="559" meta:character-count="2994" meta:non-whitespace-character-count="2406"/>
  </office:meta>
</office:document-meta>
</file>